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office:automatic-styles>
  <office:body>
    <office:text>
      <text:h text:style-name="Heading_20_1" text:outline-level="1">53º Green Drinks | Emprendimientos Sustentables [ODS 12 Consumo y Producción Responsable]</text:h>
      <text:h text:style-name="Heading_20_4" text:outline-level="4">Por <text:a xlink:type="simple" xlink:href="benjaminjuarezarlt@greendrinkscba.org" office:name=""><text:span text:style-name="Definition">Benjamín Juárez</text:span></text:a></text:h>
      <text:p text:style-name="First_20_paragraph">¿Cuánta materia prima hay, cuánto usamos, y cuántos usamos? "Más de 1000 millones de personas aún no tienen acceso a agua potable <text:a xlink:type="simple" xlink:href="https://www.un.org/sustainabledevelopment/es/sustainable-consumption-production/" office:name=""><text:span text:style-name="Definition">(ONU | ODS)</text:span></text:a>", "Mundialmente, 2 mil millones de personas tienen sobrepeso u obesidad <text:a xlink:type="simple" xlink:href="https://www.undp.org/content/undp/es/home/sustainable-development-goals/goal-12-responsible-consumption-and-production.html" office:name=""><text:span text:style-name="Definition">(PNUD)</text:span></text:a>". Es decir que hay suficientes bienes y consumo para lograr sobrepeso y hambruna y falta de agua al mismo tiempo. ¿El correctivo? Que se produzca menos de lo innecesario, y que lo necesario se logre distribuir. El objetivo #12 de los ODS (Objetivos de Desarrollo Sostenible) es "Que produzcamos solo lo que vamos a consumir <text:a xlink:type="simple" xlink:href="https://youtu.be/vA04V9u5Im8?t=104" office:name=""><text:span text:style-name="Definition">(Video ONU)</text:span></text:a>".</text:p>
      <text:p text:style-name="Text_20_body">Ahora pasa que no sabemos cuánto cuesta en material producir una prenda de uso diario. Las cifras indican que para hacer un pantalón de jean se pueden gastar hasta 10 mil litros de agua para producir ese algodón. Igual que con el plástico, son elementos que tienen una vida no demasiado larga, además la producción textil es segunda en contaminación mundial después del petróleo <text:a xlink:type="simple" xlink:href="https://news.un.org/es/audio/2018/07/1438342" office:name=""><text:span text:style-name="Definition">(Noticias ONU)</text:span></text:a>.</text:p>
      <text:p text:style-name="Text_20_body">El plástico se puede reciclar según 7 variedades de resinas. Y todavía mucho va a los mares. The Ocean Cleanup, empresa operando desde 2013, cree que puede eliminar 70 millones de kilos de plástico en el Pacífico. Para producir menos de este material, lo que hace la empresa Bakeys en India, es cubiertos de madera bio-degradables <text:a xlink:type="simple" xlink:href="https://es.weforum.org/agenda/2016/11/la-magnitud-de-la-crisis-del-sistema-plastico-global/" office:name=""><text:span text:style-name="Definition">(WeForum)</text:span></text:a>. ¿Y cómo nos toca todo esto de cerca? Pues basta con pensar en los químicos que a diario metemos en piel, cabeza, dientes, y multiplicar.</text:p>
      <text:p text:style-name="Text_20_body">Saber cómo se producen y usan materiales puede dar perspectiva de qué hacer en el futuro. Las propuestas de mejora abundan. ¿Cuánto será suficiente para sostener la humanidad en el tiempo? Sobre estos temas vamos a estar hablando en este Green Drinks!</text:p>
      <text:h text:style-name="Heading_20_6" text:outline-level="6">El próximo miércoles 8 de mayo, de 20:00 a 22:30 hs, tendrá lugar la 53° jornada de Green. El lugar de encuentro será <text:span text:style-name="T1">Reginaldo</text:span><text:span text:style-name="T2"> </text:span><text:span text:style-name="T3">Bar</text:span>, Belgrano 676 Bº Güemes, bajo la temática “Emprendimientos Sustentables”.</text:h>
      <text:p text:style-name="First_20_paragraph">En esta oportunidad, estarán presentes el Ingeniero Leonardo Drudi, Emprendedor. Fundador de Taller Drudi, disertando sobre "Diseño y creatividad a partir de estructuras de cartón"; y también nos acompañará el Diseñador Industrial Luciano Caparroz, Co-fundador del proyecto Open Source Precious Plastic Córdoba, presentando el tema "Reciclado de Plásticos". También estará exponiendo Ángel Arias: Emprendedor y Técnico en química de materiales, con el tema de "Emprendimiento en innovación en cosmética a base de aloe vera"; y las tesistas de la Carrera de Diseño Industrial, Grisel Urain y Maria Eugenia Feijoo, con el tema "La Máquina para la reutilización de residuos textiles".</text:p>
      <text:p text:style-name="Text_20_body">**Las inscripciones pueden realizarse en <text:a xlink:type="simple" xlink:href="emprendimientosustentables.eventbrite.com.ar" office:name=""><text:span text:style-name="Definition">LINK</text:span></text:a>.</text:p>
      <text:p text:style-name="Text_20_body">Por consultas: info@greendrinkscba.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